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6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5.00pt" fo:font-weight="normal" fo:font-family="Arial" style:font-family-asian="Arial" style:font-family-complex="Arial" fo:background-color="transparent" fo:color="#666666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9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7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2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4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5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6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7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2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3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69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70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94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3.00pt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00.00%" fo:text-align="center" fo:margin-bottom="16.00pt"/>
    </style:style>
    <style:style style:name="P4" style:family="paragraph">
      <style:paragraph-properties fo:line-height="115.00%" fo:text-align="center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00.00%" fo:text-align="left" fo:margin-top="4.00pt">
        <style:tab-stops>
          <style:tab-stop style:position="451.25pt" style:type="right"/>
        </style:tab-stops>
      </style:paragraph-properties>
    </style:style>
    <style:style style:name="P7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8" style:family="paragraph">
      <style:paragraph-properties fo:line-height="100.00%" fo:text-align="left" fo:margin-left="18.00pt" fo:text-indent="0.00pt" fo:margin-top="3.00pt">
        <style:tab-stops>
          <style:tab-stop style:position="451.25pt" style:type="right"/>
        </style:tab-stops>
      </style:paragraph-properties>
    </style:style>
    <style:style style:name="P9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10" style:family="paragraph">
      <style:paragraph-properties fo:line-height="100.00%" fo:text-align="left" fo:margin-left="18.00pt" fo:text-indent="0.00pt" fo:margin-top="3.00pt">
        <style:tab-stops>
          <style:tab-stop style:position="451.25pt" style:type="right"/>
        </style:tab-stops>
      </style:paragraph-properties>
    </style:style>
    <style:style style:name="P11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12" style:family="paragraph">
      <style:paragraph-properties fo:line-height="100.00%" fo:text-align="left" fo:margin-left="18.00pt" fo:text-indent="0.00pt" fo:margin-top="3.00pt" fo:margin-bottom="4.00pt">
        <style:tab-stops>
          <style:tab-stop style:position="451.25pt" style:type="right"/>
        </style:tab-stops>
      </style:paragraph-properties>
    </style:style>
    <style:style style:name="P13" style:family="paragraph">
      <style:paragraph-properties fo:line-height="115.00%" fo:text-align="left"/>
    </style:style>
    <style:style style:name="P14" style:family="paragraph">
      <style:paragraph-properties fo:line-height="100.00%" fo:text-align="left" fo:margin-top="20.00pt" fo:margin-bottom="6.00pt"/>
    </style:style>
    <style:style style:name="P15" style:family="paragraph">
      <style:paragraph-properties fo:line-height="100.00%" fo:text-align="left" fo:margin-top="18.00pt" fo:margin-bottom="6.00pt"/>
    </style:style>
    <style:style style:name="P16" style:family="paragraph">
      <style:paragraph-properties fo:line-height="115.00%" fo:text-align="left"/>
    </style:style>
    <style:style style:name="P17" style:family="paragraph">
      <style:paragraph-properties fo:line-height="100.00%" fo:text-align="left" fo:margin-top="18.00pt" fo:margin-bottom="6.00pt"/>
    </style:style>
    <style:style style:name="P18" style:family="paragraph">
      <style:paragraph-properties fo:line-height="115.00%" fo:text-align="left"/>
    </style:style>
    <style:style style:name="P19" style:family="paragraph">
      <style:paragraph-properties fo:line-height="100.00%" fo:text-align="left" fo:margin-top="20.00pt" fo:margin-bottom="6.00pt"/>
    </style:style>
    <style:style style:name="P20" style:family="paragraph">
      <style:paragraph-properties fo:line-height="100.00%" fo:text-align="left" fo:margin-top="18.00pt" fo:margin-bottom="6.00pt"/>
    </style:style>
    <style:style style:name="P21" style:family="paragraph">
      <style:paragraph-properties fo:line-height="115.00%" fo:text-align="left"/>
    </style:style>
    <text:list-style style:name="L2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2" style:family="paragraph">
      <style:paragraph-properties fo:line-height="115.00%" fo:text-align="left"/>
    </style:style>
    <style:style style:name="P23" style:family="paragraph">
      <style:paragraph-properties fo:line-height="115.00%" fo:text-align="left"/>
    </style:style>
    <style:style style:name="P24" style:family="paragraph">
      <style:paragraph-properties fo:line-height="100.00%" fo:text-align="left" fo:margin-top="18.00pt" fo:margin-bottom="6.00pt"/>
    </style:style>
    <text:list-style style:name="L2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5" style:family="paragraph">
      <style:paragraph-properties fo:line-height="115.00%" fo:text-align="left" fo:margin-top="18.00pt" fo:margin-bottom="6.00pt"/>
    </style:style>
    <style:style style:name="P26" style:family="paragraph">
      <style:paragraph-properties fo:line-height="100.00%" fo:text-align="left" fo:margin-top="20.00pt" fo:margin-bottom="6.00pt"/>
    </style:style>
    <style:style style:name="P27" style:family="paragraph">
      <style:paragraph-properties fo:line-height="100.00%" fo:text-align="left" fo:margin-top="18.00pt" fo:margin-bottom="6.00pt"/>
    </style:style>
    <style:style style:name="P28" style:family="paragraph">
      <style:paragraph-properties fo:line-height="115.00%" fo:text-align="left"/>
    </style:style>
    <style:style style:name="P29" style:family="paragraph">
      <style:paragraph-properties fo:line-height="100.00%" fo:text-align="left" fo:margin-top="18.00pt" fo:margin-bottom="6.00pt"/>
    </style:style>
    <style:style style:name="P30" style:family="paragraph">
      <style:paragraph-properties fo:line-height="115.00%" fo:text-align="left"/>
    </style:style>
    <style:style style:name="P31" style:family="paragraph">
      <style:paragraph-properties fo:line-height="100.00%" fo:text-align="left" fo:margin-top="18.00pt" fo:margin-bottom="6.00pt"/>
    </style:style>
    <style:style style:name="P32" style:family="paragraph">
      <style:paragraph-properties fo:line-height="115.00%" fo:text-align="left"/>
    </style:style>
    <style:style style:name="P33" style:family="paragraph">
      <style:paragraph-properties fo:line-height="100.00%" fo:text-align="left" fo:margin-top="20.00pt" fo:margin-bottom="6.00pt"/>
    </style:style>
    <style:style style:name="P34" style:family="paragraph">
      <style:paragraph-properties fo:line-height="100.00%" fo:text-align="left" fo:margin-top="18.00pt" fo:margin-bottom="6.00pt"/>
    </style:style>
    <style:style style:name="P35" style:family="paragraph">
      <style:paragraph-properties fo:line-height="115.00%" fo:text-align="left"/>
    </style:style>
    <style:style style:name="P36" style:family="paragraph">
      <style:paragraph-properties fo:line-height="100.00%" fo:text-align="left" fo:margin-top="20.00pt" fo:margin-bottom="6.00pt"/>
    </style:style>
    <style:style style:name="P37" style:family="paragraph">
      <style:paragraph-properties fo:line-height="115.00%" fo:text-align="left"/>
    </style:style>
    <style:style style:name="P38" style:family="paragraph">
      <style:paragraph-properties fo:line-height="100.00%" fo:text-align="left" fo:margin-left="2.00pt" fo:text-indent="-2.00pt">
        <style:tab-stops>
          <style:tab-stop style:position="13.00pt" style:type="right"/>
          <style:tab-stop style:position="49342.75pt"/>
          <style:tab-stop style:position="81178.05pt" style:type="right"/>
          <style:tab-stop style:position="-2.00pt"/>
          <style:tab-stop style:position="105.95pt" style:type="right"/>
          <style:tab-stop style:position="49342.75pt"/>
        </style:tab-stops>
      </style:paragraph-properties>
    </style:style>
    <style:style style:name="P39" style:family="paragraph">
      <style:paragraph-properties fo:line-height="115.00%" fo:text-align="left"/>
    </style:style>
    <style:style style:name="P40" style:family="paragraph">
      <style:paragraph-properties fo:line-height="100.00%" fo:text-align="left" fo:margin-left="2.00pt" fo:text-indent="-2.00pt">
        <style:tab-stops>
          <style:tab-stop style:position="13.00pt" style:type="right"/>
          <style:tab-stop style:position="49342.75pt"/>
          <style:tab-stop style:position="81178.05pt" style:type="right"/>
          <style:tab-stop style:position="-2.00pt"/>
          <style:tab-stop style:position="105.95pt" style:type="right"/>
          <style:tab-stop style:position="49342.75pt"/>
        </style:tab-stops>
      </style:paragraph-properties>
    </style:style>
    <style:style style:name="P41" style:family="paragraph">
      <style:paragraph-properties fo:line-height="100.00%" fo:text-align="left" fo:margin-left="2.00pt" fo:text-indent="-2.00pt">
        <style:tab-stops>
          <style:tab-stop style:position="13.00pt" style:type="right"/>
          <style:tab-stop style:position="49342.75pt"/>
          <style:tab-stop style:position="448179.65pt" style:type="right"/>
          <style:tab-stop style:position="-2.00pt"/>
          <style:tab-stop style:position="105.95pt" style:type="right"/>
          <style:tab-stop style:position="49342.75pt"/>
        </style:tab-stops>
      </style:paragraph-properties>
    </style:style>
    <style:style style:name="P42" style:family="paragraph">
      <style:paragraph-properties fo:line-height="115.00%" fo:text-align="right"/>
    </style:style>
    <style:style style:name="P43" style:family="paragraph">
      <style:paragraph-properties fo:line-height="115.00%" fo:text-align="left"/>
    </style:style>
    <style:style style:name="P44" style:family="paragraph">
      <style:paragraph-properties fo:line-height="100.00%" fo:text-align="left" fo:margin-left="2.00pt" fo:text-indent="-2.00pt">
        <style:tab-stops>
          <style:tab-stop style:position="13.00pt" style:type="right"/>
          <style:tab-stop style:position="49342.75pt"/>
          <style:tab-stop style:position="448179.65pt" style:type="right"/>
          <style:tab-stop style:position="-2.00pt"/>
          <style:tab-stop style:position="105.95pt" style:type="right"/>
          <style:tab-stop style:position="49342.75pt"/>
        </style:tab-stops>
      </style:paragraph-properties>
    </style:style>
    <style:style style:name="P45" style:family="paragraph">
      <style:paragraph-properties fo:line-height="100.00%" fo:text-align="left" fo:margin-left="2.00pt" fo:text-indent="-2.00pt">
        <style:tab-stops>
          <style:tab-stop style:position="13.00pt" style:type="right"/>
          <style:tab-stop style:position="49342.75pt"/>
          <style:tab-stop style:position="448179.65pt" style:type="right"/>
          <style:tab-stop style:position="-2.00pt"/>
          <style:tab-stop style:position="105.95pt" style:type="right"/>
          <style:tab-stop style:position="49342.75pt"/>
        </style:tab-stops>
      </style:paragraph-properties>
    </style:style>
    <style:style style:name="P46" style:family="paragraph">
      <style:paragraph-properties fo:line-height="115.00%" fo:text-align="right"/>
    </style:style>
    <style:style style:name="P47" style:family="paragraph">
      <style:paragraph-properties fo:line-height="115.00%" fo:text-align="left"/>
    </style:style>
    <style:style style:name="P48" style:family="paragraph">
      <style:paragraph-properties fo:line-height="100.00%" fo:text-align="left" fo:margin-left="2.00pt" fo:text-indent="-2.00pt">
        <style:tab-stops>
          <style:tab-stop style:position="13.00pt" style:type="right"/>
          <style:tab-stop style:position="49342.75pt"/>
          <style:tab-stop style:position="448179.65pt" style:type="right"/>
          <style:tab-stop style:position="-2.00pt"/>
          <style:tab-stop style:position="105.95pt" style:type="right"/>
          <style:tab-stop style:position="49342.75pt"/>
        </style:tab-stops>
      </style:paragraph-properties>
    </style:style>
    <style:style style:name="P49" style:family="paragraph">
      <style:paragraph-properties fo:line-height="115.00%" fo:text-align="left"/>
    </style:style>
    <style:style style:name="P50" style:family="paragraph">
      <style:paragraph-properties fo:line-height="100.00%" fo:text-align="left" fo:margin-top="20.00pt" fo:margin-bottom="6.00pt"/>
    </style:style>
    <style:style style:name="P51" style:family="paragraph">
      <style:paragraph-properties fo:line-height="100.00%" fo:text-align="left" fo:margin-top="18.00pt" fo:margin-bottom="6.00pt"/>
    </style:style>
    <style:style style:name="P52" style:family="paragraph">
      <style:paragraph-properties fo:line-height="115.00%" fo:text-align="left"/>
    </style:style>
    <style:style style:name="TableColumn0100" style:family="table-column">
      <style:table-column-properties style:column-width="0.208333in"/>
    </style:style>
    <style:style style:name="TableColumn0101" style:family="table-column">
      <style:table-column-properties style:column-width="1.499306in"/>
    </style:style>
    <style:style style:name="TableColumn0102" style:family="table-column">
      <style:table-column-properties style:column-width="1.469444in"/>
    </style:style>
    <style:style style:name="TableColumn0103" style:family="table-column">
      <style:table-column-properties style:column-width="1.197917in"/>
    </style:style>
    <style:style style:name="TableColumn0104" style:family="table-column">
      <style:table-column-properties style:column-width="0.604167in"/>
    </style:style>
    <style:style style:name="TableColumn0105" style:family="table-column">
      <style:table-column-properties style:column-width="1.593056in"/>
    </style:style>
    <style:style style:name="Table01" style:family="table">
      <style:table-properties style:width="6.572222in" fo:margin-left="0.000000in" style:writing-mode="lr" table:align="left" style:may-break-between-rows="true"/>
    </style:style>
    <style:style style:name="TableRow0100" style:family="table-row">
      <style:table-row-properties style:min-row-height="0.218750in"/>
    </style:style>
    <style:style style:name="TableCell010000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 0 0 0"/>
    </style:style>
    <style:style style:name="TableCell010001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 0 0 0"/>
    </style:style>
    <style:style style:name="TableCell010002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 0 0 0"/>
    </style:style>
    <style:style style:name="TableCell010003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 0 0 0"/>
    </style:style>
    <style:style style:name="TableCell010004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 0 0 0"/>
    </style:style>
    <style:style style:name="TableCell010005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 0 0 0"/>
    </style:style>
    <style:style style:name="TableRow0101" style:family="table-row">
      <style:table-row-properties style:min-row-height="0.375000in"/>
    </style:style>
    <style:style style:name="TableCell010100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Cell010101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Cell010102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Cell010103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Cell010104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Cell010105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Row0102" style:family="table-row">
      <style:table-row-properties style:min-row-height="0.541667in"/>
    </style:style>
    <style:style style:name="TableCell010200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Cell010201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Cell010202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Cell010203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Cell010204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Cell010205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</office:automatic-styles>
  <office:body>
    <office:text>
      <text:p text:style-name="P1"><text:span text:style-name="T1">Rapport d’intervention</text:span></text:p>
      <text:p text:style-name="P2"><text:span text:style-name="T2"/></text:p>
      <text:p text:style-name="P3"><text:span text:style-name="T3">Nina Carducci</text:span></text:p>
      <text:p text:style-name="P4"><text:span text:style-name="T4"/></text:p>
      <text:p text:style-name="P5"><text:span text:style-name="T4"/></text:p>
      <text:p text:style-name="P6"><text:a xlink:href="#_n8jvrnml41oj"><text:span text:style-name="T6">I - Comparatif avant et après optimisation</text:span></text:a><text:span text:style-name="T7"><text:tab/>2</text:span></text:p>
      <text:p text:style-name="P7"><text:a xlink:href="#_75j88ale97cb"><text:span text:style-name="T9">II - Détails des optimisations effectuées</text:span></text:a><text:span text:style-name="T10"><text:tab/>2</text:span></text:p>
      <text:p text:style-name="P8"><text:a xlink:href="#_uxfyskso5n4s"><text:span text:style-name="T12">1 - Les images</text:span></text:a><text:span text:style-name="T13"/></text:p>
      <text:p text:style-name="P8"><text:a xlink:href="#_xkbpxkl6umhk"><text:span text:style-name="T15">2 -</text:span></text:a><text:span text:style-name="T16"><text:s/>Mise en page</text:span></text:p>
      <text:p text:style-name="P8"><text:span text:style-name="T16">3 - Rendu</text:span></text:p>
      <text:p text:style-name="P8"><text:span text:style-name="T16">4 - CSS &amp; Javascript</text:span></text:p>
      <text:p text:style-name="P8"><text:span text:style-name="T16">5 - Réseau</text:span></text:p>
      <text:p text:style-name="P9"><text:a xlink:href="#_r7gkf09frlj5"><text:span text:style-name="T18">III - Accessibilité du site</text:span></text:a><text:span text:style-name="T19"/></text:p>
      <text:p text:style-name="P9"><text:span text:style-name="T19">1- Atributs</text:span></text:p>
      <text:p text:style-name="P9"><text:span text:style-name="T19">2- Element title</text:span></text:p>
      <text:p text:style-name="P9"><text:span text:style-name="T19">3- Libellés</text:span></text:p>
      <text:p text:style-name="P9"><text:span text:style-name="T19"><text:s/>4- Nom des liens </text:span></text:p>
      <text:p text:style-name="P9"><text:span text:style-name="T19">5- Contraste</text:span></text:p>
      <text:p text:style-name="P9"><text:span text:style-name="T19">6- Internationalisation et localisation</text:span></text:p>
      <text:p text:style-name="P9"><text:span text:style-name="T19">7- Navigation</text:span><text:span text:style-name="T20"/></text:p>
      <text:p text:style-name="P9"><text:a xlink:href="#_s89pup9bbtic"><text:span text:style-name="T22">IV - Détails de réalisation</text:span><text:span text:style-name="T23"><text:s/>HYPERLINK "#_s89pup9bbtic"</text:span><text:span text:style-name="T24">s</text:span><text:span text:style-name="T25"><text:s/>HYPERLINK "#_s89pup9bbtic"</text:span><text:span text:style-name="T26"><text:s/>additionnelles à la demande du client</text:span></text:a><text:span text:style-name="T27"><text:tab/>2</text:span></text:p>
      <text:p text:style-name="P10"><text:a xlink:href="#_gt5hgt2h0fn6"><text:span text:style-name="T29">1 - …</text:span></text:a><text:span text:style-name="T30"><text:tab/>2</text:span></text:p>
      <text:p text:style-name="P11"><text:a xlink:href="#_w04kirgfeg7j"><text:span text:style-name="T32">Annexe</text:span></text:a><text:span text:style-name="T33"><text:tab/>3</text:span></text:p>
      <text:p text:style-name="P12"><text:a xlink:href="#_3m019n8dyixe"><text:span text:style-name="T35">Rapport complet de l’audit Lighthouse</text:span></text:a><text:span text:style-name="T36"><text:tab/>3</text:span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4"><text:span text:style-name="T38">I - Score Lighthouse</text:span></text:p>
      <text:p text:style-name="P15"><text:span text:style-name="T39">Score Lighthouse avant optimisation</text:span></text:p>
      <text:p text:style-name="P16"><text:span text:style-name="T40">[</text:span><text:span text:style-name="T41">Insérer ici une capture des scores Lighthouse avant optimisation</text:span><text:span text:style-name="T42">]</text:span></text:p>
      <text:p text:style-name="P17"><text:span text:style-name="T43">Score Lighthouse après optimisation</text:span></text:p>
      <text:p text:style-name="P18"><text:span text:style-name="T44">[</text:span><text:span text:style-name="T45">Insérer ici une capture des scores Lighthouse après optimisation</text:span><text:span text:style-name="T46">]</text:span></text:p>
      <text:p text:style-name="P19"><text:span text:style-name="T47">II - Détails des optimisations et interventions effectuées</text:span></text:p>
      <text:p text:style-name="P20"><text:span text:style-name="T48">1 - Les images</text:span></text:p>
      <text:p text:style-name="P21"><text:span text:style-name="T49">Le projet comporte originellement<text:s/></text:span><text:span text:style-name="T50">XX</text:span><text:span text:style-name="T51"><text:s/>images pour un poids total de<text:s/></text:span><text:span text:style-name="T52">XX </text:span><text:span text:style-name="T53">MB. Nous avons effectué les modifications suivantes aux images :</text:span></text:p>
      <text:list text:style-name="L22">
        <text:list-item>
          <text:p text:style-name="P22"><text:span text:style-name="T53">création de srcset pour crée plusieurs images en fonction de l'écran utilisé </text:span></text:p>
        </text:list-item>
        <text:list-item>
          <text:p text:style-name="P22"><text:span text:style-name="T53">conversion du format jpg au format webp</text:span></text:p>
        </text:list-item>
        <text:list-item>
          <text:p text:style-name="P22"><text:span text:style-name="T53">…</text:span></text:p>
        </text:list-item>
      </text:list>
      <text:p text:style-name="P23"><text:span text:style-name="T53">Après les modifications, le poids total des images est de<text:s/></text:span><text:span text:style-name="T54">XX </text:span><text:span text:style-name="T55">MB, soit un gain de<text:s/></text:span><text:span text:style-name="T56">XX </text:span><text:span text:style-name="T57">%.</text:span></text:p>
      <text:p text:style-name="P24"><text:span text:style-name="T58">2 - …</text:span></text:p>
      <text:p text:style-name="P24"><text:span text:style-name="T58">4- </text:span></text:p>
      <text:list text:style-name="L25">
        <text:list-item>
          <text:p text:style-name="P25"><text:span text:style-name="T59">Minimisation des fichiers Js et CSS</text:span></text:p>
        </text:list-item>
        <text:list-item>
          <text:p text:style-name="P25"><text:span text:style-name="T59">Differer le chargement des fichiers Js</text:span></text:p>
        </text:list-item>
      </text:list>
      <text:p text:style-name="P26"><text:span text:style-name="T60">III - Accessibilité du site</text:span></text:p>
      <text:p text:style-name="P27"><text:span text:style-name="T61">Accessibilité avant optimisation </text:span></text:p>
      <text:p text:style-name="P28"><text:span text:style-name="T62">[Insérer une capture de la page du site avec l’extension Wave avant optimisation]</text:span></text:p>
      <text:p text:style-name="P28"><text:span text:style-name="T63"/></text:p>
      <text:p text:style-name="P29"><text:span text:style-name="T64">Accessibilité après optimisation</text:span></text:p>
      <text:p text:style-name="P30"><text:span text:style-name="T65">[Insérer une capture de la page du site avec l’extension Wave après optimisation]</text:span></text:p>
      <text:p text:style-name="P30"><text:span text:style-name="T66"/></text:p>
      <text:p text:style-name="P31"><text:span text:style-name="T67">Modifications effectuées</text:span></text:p>
      <text:p text:style-name="P32"><text:span text:style-name="T68">[Lister les modifications faites pour valider l’accessibilité]</text:span></text:p>
      <text:p text:style-name="P33"><text:span text:style-name="T69">IV - Détails de réalisations additionnelles à la demande du client</text:span></text:p>
      <text:p text:style-name="P34"><text:span text:style-name="T70">1 - …</text:span></text:p>
      <text:p text:style-name="P35"><text:span text:style-name="T71"/></text:p>
      <text:p text:style-name="P36"><text:span text:style-name="T72">V - Cahier de recette</text:span></text:p>
      <text:p text:style-name="P37"><text:span text:style-name="T73">Détail des fonctionnalités débuggées et de leur statut :</text:span></text:p>
      <text:p text:style-name="P37"><text:span text:style-name="T74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row table:style-name="TableRow0100">
          <table:table-cell table:style-name="TableCell010000">
            <text:p text:style-name="P39"><text:span text:style-name="T75">ID</text:span><text:span text:style-name="T76"/></text:p>
          </table:table-cell>
          <table:table-cell table:style-name="TableCell010001">
            <text:p text:style-name="P39"><text:span text:style-name="T77">Action</text:span><text:span text:style-name="T78"/></text:p>
          </table:table-cell>
          <table:table-cell table:style-name="TableCell010002">
            <text:p text:style-name="P39"><text:span text:style-name="T79">Résultat initial</text:span><text:span text:style-name="T80"/></text:p>
          </table:table-cell>
          <table:table-cell table:style-name="TableCell010003">
            <text:p text:style-name="P39"><text:span text:style-name="T81">Résultat attendu</text:span><text:span text:style-name="T82"/></text:p>
          </table:table-cell>
          <table:table-cell table:style-name="TableCell010004">
            <text:p text:style-name="P39"><text:span text:style-name="T83">Statut</text:span><text:span text:style-name="T84"/></text:p>
          </table:table-cell>
          <table:table-cell table:style-name="TableCell010005">
            <text:p text:style-name="P39"><text:span text:style-name="T85">Remarques et commentaires</text:span><text:span text:style-name="T86"/></text:p>
          </table:table-cell>
        </table:table-row>
        <table:table-row table:style-name="TableRow0101">
          <table:table-cell table:style-name="TableCell010100">
            <text:p text:style-name="P42"><text:span text:style-name="T87">1</text:span><text:span text:style-name="T88"/></text:p>
          </table:table-cell>
          <table:table-cell table:style-name="TableCell010101">
            <text:p text:style-name="P43"><text:span text:style-name="T88"/></text:p>
          </table:table-cell>
          <table:table-cell table:style-name="TableCell010102">
            <text:p text:style-name="P43"><text:span text:style-name="T88"/></text:p>
          </table:table-cell>
          <table:table-cell table:style-name="TableCell010103">
            <text:p text:style-name="P43"><text:span text:style-name="T88"/></text:p>
          </table:table-cell>
          <table:table-cell table:style-name="TableCell010104">
            <text:p text:style-name="P43"><text:span text:style-name="T89">À faire / Résolu</text:span><text:span text:style-name="T90"/></text:p>
          </table:table-cell>
          <table:table-cell table:style-name="TableCell010105">
            <text:p text:style-name="P43"><text:span text:style-name="T90"/></text:p>
          </table:table-cell>
        </table:table-row>
        <table:table-row table:style-name="TableRow0102">
          <table:table-cell table:style-name="TableCell010200">
            <text:p text:style-name="P46"><text:span text:style-name="T91">2</text:span><text:span text:style-name="T92"/></text:p>
          </table:table-cell>
          <table:table-cell table:style-name="TableCell010201">
            <text:p text:style-name="P47"><text:span text:style-name="T92"/></text:p>
          </table:table-cell>
          <table:table-cell table:style-name="TableCell010202">
            <text:p text:style-name="P47"><text:span text:style-name="T92"/></text:p>
          </table:table-cell>
          <table:table-cell table:style-name="TableCell010203">
            <text:p text:style-name="P47"><text:span text:style-name="T92"/></text:p>
          </table:table-cell>
          <table:table-cell table:style-name="TableCell010204">
            <text:p text:style-name="P47"><text:span text:style-name="T92"/></text:p>
          </table:table-cell>
          <table:table-cell table:style-name="TableCell010205">
            <text:p text:style-name="P47"><text:span text:style-name="T92"/></text:p>
          </table:table-cell>
        </table:table-row>
      </table:table>
      <text:p text:style-name="P49"><text:span text:style-name="T92"/></text:p>
      <text:p text:style-name="P50"><text:span text:style-name="T93">Annexe</text:span></text:p>
      <text:p text:style-name="P51"><text:span text:style-name="T94">Rapport complet de l’audit Lighthouse</text:span></text:p>
      <text:p text:style-name="P52"><text:span text:style-name="T95"/></text:p>
      <text:p text:style-name="P52"><text:span text:style-name="T95"/></text:p>
      <text:p text:style-name="P52"><text:span text:style-name="T9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